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WS_SLEEP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LED_DAT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TOUCH_KEY 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TOUCH_KEY 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TOUCH_KEY 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AN_CONTROL 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AN_CONTROL 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FAN_CONTROL 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AN_CONTROL 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LED_FAN 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LED_FAN 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LED_FAN 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COVER_SENS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S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ACL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2:49:57.533272690</meta:creation-date>
    <dc:date>2020-12-29T11:29:17.626717778</dc:date>
    <meta:editing-duration>PT22H29M10S</meta:editing-duration>
    <meta:editing-cycles>1</meta:editing-cycles>
    <meta:document-statistic meta:table-count="1" meta:cell-count="30" meta:object-count="0"/>
    <meta:generator>LibreOffice/7.0.4.2$Linux_X86_64 LibreOffice_project/00$Build-2</meta:generator>
  </office:meta>
</office:document-meta>
</file>